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3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2cm" svg:height="0.8cm" svg:x="8.7cm" svg:y="3cm">
          <text:p text:style-name="P1"><text:span text:style-name="T1">a, b, 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2.6cm" svg:height="1.4cm" svg:x="9cm" svg:y="4.6cm">
          <text:p text:style-name="P1"><text:span text:style-name="T1">a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.6cm" svg:height="1.4cm" svg:x="11.5cm" svg:y="8.4cm">
          <text:p text:style-name="P1"><text:span text:style-name="T1">b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1.023cm" svg:height="0.721cm" svg:x="11.7cm" svg:y="4.379cm">
          <draw:text-box>
            <text:p><text:span text:style-name="T1">Да</text:span></text:p>
          </draw:text-box>
        </draw:frame>
        <draw:custom-shape draw:style-name="gr1" draw:text-style-name="P2" draw:layer="layout" svg:width="2.6cm" svg:height="1.4cm" svg:x="15.1cm" svg:y="8.4cm">
          <text:p text:style-name="P1"><text:span text:style-name="T1">с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1.023cm" svg:height="0.721cm" svg:x="17.6cm" svg:y="8.3cm">
          <draw:text-box>
            <text:p><text:span text:style-name="T1">Да</text:span></text:p>
          </draw:text-box>
        </draw:frame>
        <draw:frame draw:style-name="gr3" draw:text-style-name="P3" draw:layer="layout" svg:width="1.023cm" svg:height="0.721cm" svg:x="14.077cm" svg:y="8.379cm">
          <draw:text-box>
            <text:p><text:span text:style-name="T1">Да</text:span></text:p>
          </draw:text-box>
        </draw:frame>
        <draw:rect draw:style-name="gr4" draw:text-style-name="P2" draw:layer="layout" svg:width="3cm" svg:height="1.1cm" svg:x="4.8cm" svg:y="6.9cm">
          <text:p text:style-name="P1"><text:span text:style-name="T1">D=b*b-4*a*c</text:span></text:p>
        </draw:rect>
        <draw:custom-shape draw:style-name="gr1" draw:text-style-name="P2" draw:layer="layout" svg:width="3.4cm" svg:height="1.5cm" draw:transform="rotate (-0.00471238898157036) translate (14.607cm 11.584cm)">
          <text:p text:style-name="P2">Корней нет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1.234cm" svg:height="0.721cm" svg:x="12.8cm" svg:y="10.379cm">
          <draw:text-box>
            <text:p><text:span text:style-name="T1">Нет</text:span></text:p>
          </draw:text-box>
        </draw:frame>
        <draw:custom-shape draw:style-name="gr1" draw:text-style-name="P4" draw:layer="layout" svg:width="3.488cm" svg:height="1.2cm" draw:transform="rotate (-0.00471238898157036) translate (16.503cm 14.768cm)">
          <text:p text:style-name="P4"><text:span text:style-name="T2">Бесконечно</text:span></text:p>
          <text:p text:style-name="P4"><text:span text:style-name="T2">много корней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1.234cm" svg:height="0.721cm" svg:x="16.5cm" svg:y="10.3cm">
          <draw:text-box>
            <text:p><text:span text:style-name="T1">Нет</text:span></text:p>
          </draw:text-box>
        </draw:frame>
        <draw:rect draw:style-name="gr4" draw:text-style-name="P2" draw:layer="layout" svg:width="2.9cm" svg:height="1.5cm" svg:x="11.4cm" svg:y="11.6cm">
          <text:p text:style-name="P1"><text:span text:style-name="T1">x=-c/b</text:span></text:p>
        </draw:rect>
        <draw:custom-shape draw:style-name="gr1" draw:text-style-name="P2" draw:layer="layout" svg:width="3.2cm" svg:height="1.2cm" svg:x="11.1cm" svg:y="14.8cm">
          <text:p text:style-name="P1"><text:span text:style-name="T1">x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1.234cm" svg:height="0.721cm" svg:x="6.7cm" svg:y="4.379cm">
          <draw:text-box>
            <text:p><text:span text:style-name="T1">Нет</text:span></text:p>
          </draw:text-box>
        </draw:frame>
        <draw:custom-shape draw:style-name="gr1" draw:text-style-name="P2" draw:layer="layout" svg:width="2.6cm" svg:height="1.4cm" svg:x="5cm" svg:y="8.5cm">
          <text:p text:style-name="P1"><text:span text:style-name="T1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draw:layer="layout" svg:width="3.3cm" svg:height="1.5cm" svg:x="1.2cm" svg:y="11.6cm">
          <text:p text:style-name="P1"><text:span text:style-name="T1">x1=(-b+</text:span><text:span text:style-name="T3">√D)/(2*a)</text:span></text:p>
          <text:p text:style-name="P1"><text:span text:style-name="T3">x2=(-b-√D)/(2*a)</text:span></text:p>
        </draw:rect>
        <draw:line draw:style-name="gr7" draw:text-style-name="P2" draw:layer="layout" svg:x1="9cm" svg:y1="5.3cm" svg:x2="6.3cm" svg:y2="5.3cm">
          <text:p/>
        </draw:line>
        <draw:line draw:style-name="gr8" draw:text-style-name="P2" draw:layer="layout" svg:x1="6.3cm" svg:y1="5.3cm" svg:x2="6.3cm" svg:y2="6.9cm">
          <text:p/>
        </draw:line>
        <draw:line draw:style-name="gr8" draw:text-style-name="P2" draw:layer="layout" svg:x1="2.6cm" svg:y1="9.2cm" svg:x2="2.6cm" svg:y2="11.6cm">
          <text:p/>
        </draw:line>
        <draw:line draw:style-name="gr7" draw:text-style-name="P2" draw:layer="layout" svg:x1="11.6cm" svg:y1="5.3cm" svg:x2="12.8cm" svg:y2="5.3cm">
          <text:p/>
        </draw:line>
        <draw:rect draw:style-name="gr4" draw:text-style-name="P6" draw:layer="layout" svg:width="2.8cm" svg:height="1.5cm" svg:x="4.9cm" svg:y="11.6cm">
          <text:p text:style-name="P5"><text:span text:style-name="T1">x=-b/(2*a)</text:span></text:p>
        </draw:rect>
        <draw:custom-shape draw:style-name="gr1" draw:text-style-name="P6" draw:layer="layout" svg:width="2.7cm" svg:height="1.1cm" svg:x="1.4cm" svg:y="14.9cm">
          <text:p text:style-name="P5"><text:span text:style-name="T1">x1,x2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6" draw:layer="layout" svg:width="3.6cm" svg:height="1.1cm" svg:x="4.3cm" svg:y="14.9cm">
          <text:p text:style-name="P5"><text:span text:style-name="T1">x — корень</text:span></text:p>
          <text:p text:style-name="P5"><text:span text:style-name="T1">кратности 2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6" draw:layer="layout" svg:width="2.8cm" svg:height="1.5cm" svg:x="8.1cm" svg:y="14.6cm">
          <text:p text:style-name="P5"><text:span text:style-name="T1">Мнимые</text:span></text:p>
          <text:p text:style-name="P5"><text:span text:style-name="T1"><text:s/></text:span><text:span text:style-name="T1">корни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6" draw:layer="layout" svg:x1="18.5cm" svg:y1="16cm" svg:x2="18.5cm" svg:y2="18.4cm">
          <text:p/>
        </draw:line>
        <draw:line draw:style-name="gr7" draw:text-style-name="P6" draw:layer="layout" svg:x1="16.4cm" svg:y1="13.1cm" svg:x2="16.4cm" svg:y2="18.4cm">
          <text:p/>
        </draw:line>
        <draw:line draw:style-name="gr7" draw:text-style-name="P6" draw:layer="layout" svg:x1="6.4cm" svg:y1="20cm" svg:x2="2.7cm" svg:y2="20cm">
          <text:p/>
        </draw:line>
        <draw:line draw:style-name="gr7" draw:text-style-name="P6" draw:layer="layout" svg:x1="9.5cm" svg:y1="16.1cm" svg:x2="9.5cm" svg:y2="20cm">
          <text:p/>
        </draw:line>
        <draw:line draw:style-name="gr7" draw:text-style-name="P6" draw:layer="layout" svg:x1="2.7cm" svg:y1="20cm" svg:x2="2.7cm" svg:y2="16cm">
          <text:p/>
        </draw:line>
        <draw:line draw:style-name="gr7" draw:text-style-name="P2" draw:layer="layout" svg:x1="7.6cm" svg:y1="9.2cm" svg:x2="9.5cm" svg:y2="9.2cm">
          <text:p/>
        </draw:line>
        <draw:line draw:style-name="gr7" draw:text-style-name="P1" draw:layer="layout" svg:x1="12.8cm" svg:y1="5.3cm" svg:x2="12.8cm" svg:y2="8.4cm">
          <text:p/>
        </draw:line>
        <draw:line draw:style-name="gr7" draw:text-style-name="P1" draw:layer="layout" svg:x1="6.3cm" svg:y1="8cm" svg:x2="6.3cm" svg:y2="8.5cm">
          <text:p/>
        </draw:line>
        <draw:line draw:style-name="gr7" draw:text-style-name="P1" draw:layer="layout" svg:x1="5cm" svg:y1="9.2cm" svg:x2="2.6cm" svg:y2="9.2cm">
          <text:p/>
        </draw:line>
        <draw:line draw:style-name="gr7" draw:text-style-name="P1" draw:layer="layout" svg:x1="6.3cm" svg:y1="9.9cm" svg:x2="6.3cm" svg:y2="11.6cm">
          <text:p/>
        </draw:line>
        <draw:frame draw:style-name="gr9" draw:text-style-name="P3" draw:layer="layout" svg:width="1.3cm" svg:height="0.9cm" svg:x="2.9cm" svg:y="8.5cm">
          <draw:text-box>
            <text:p><text:span text:style-name="T1">D&gt;0</text:span></text:p>
          </draw:text-box>
        </draw:frame>
        <draw:frame draw:style-name="gr10" draw:text-style-name="P3" draw:layer="layout" svg:width="1.289cm" svg:height="0.721cm" svg:x="6.2cm" svg:y="10.4cm">
          <draw:text-box>
            <text:p><text:span text:style-name="T1">D=0</text:span></text:p>
          </draw:text-box>
        </draw:frame>
        <draw:line draw:style-name="gr7" draw:text-style-name="P1" draw:layer="layout" svg:x1="2.7cm" svg:y1="13.1cm" svg:x2="2.7cm" svg:y2="14.9cm">
          <text:p/>
        </draw:line>
        <draw:frame draw:style-name="gr3" draw:text-style-name="P3" draw:layer="layout" svg:width="1.485cm" svg:height="0.721cm" svg:x="8.015cm" svg:y="8.579cm">
          <draw:text-box>
            <text:p><text:span text:style-name="T1">D&lt;0</text:span></text:p>
          </draw:text-box>
        </draw:frame>
        <draw:line draw:style-name="gr7" draw:text-style-name="P1" draw:layer="layout" svg:x1="9.5cm" svg:y1="9.2cm" svg:x2="9.5cm" svg:y2="14.6cm">
          <text:p/>
        </draw:line>
        <draw:line draw:style-name="gr7" draw:text-style-name="P1" draw:layer="layout" svg:x1="6.3cm" svg:y1="13.1cm" svg:x2="6.3cm" svg:y2="14.9cm">
          <text:p/>
        </draw:line>
        <draw:line draw:style-name="gr7" draw:text-style-name="P1" draw:layer="layout" svg:x1="10.3cm" svg:y1="4.6cm" svg:x2="10.3cm" svg:y2="3.8cm">
          <text:p/>
        </draw:line>
        <draw:line draw:style-name="gr7" draw:text-style-name="P1" draw:layer="layout" svg:x1="10.3cm" svg:y1="3cm" svg:x2="10.3cm" svg:y2="2.3cm">
          <text:p/>
        </draw:line>
        <draw:line draw:style-name="gr7" draw:text-style-name="P1" draw:layer="layout" svg:x1="14.1cm" svg:y1="9.1cm" svg:x2="15.1cm" svg:y2="9.1cm">
          <text:p/>
        </draw:line>
        <draw:line draw:style-name="gr7" draw:text-style-name="P1" draw:layer="layout" svg:x1="16.4cm" svg:y1="9.8cm" svg:x2="16.4cm" svg:y2="11.6cm">
          <text:p/>
        </draw:line>
        <draw:line draw:style-name="gr7" draw:text-style-name="P1" draw:layer="layout" svg:x1="12.8cm" svg:y1="11.6cm" svg:x2="12.8cm" svg:y2="9.8cm">
          <text:p/>
        </draw:line>
        <draw:line draw:style-name="gr7" draw:text-style-name="P1" draw:layer="layout" svg:x1="18.5cm" svg:y1="14.8cm" svg:x2="18.5cm" svg:y2="9.1cm">
          <text:p/>
        </draw:line>
        <draw:line draw:style-name="gr7" draw:text-style-name="P1" draw:layer="layout" svg:x1="17.7cm" svg:y1="9.1cm" svg:x2="18.5cm" svg:y2="9.1cm">
          <text:p/>
        </draw:line>
        <draw:line draw:style-name="gr7" draw:text-style-name="P1" draw:layer="layout" svg:x1="12.8cm" svg:y1="13.1cm" svg:x2="12.8cm" svg:y2="14.8cm">
          <text:p/>
        </draw:line>
        <draw:line draw:style-name="gr7" draw:text-style-name="P1" draw:layer="layout" svg:x1="6.3cm" svg:y1="16cm" svg:x2="6.3cm" svg:y2="20cm">
          <text:p/>
        </draw:line>
        <draw:line draw:style-name="gr7" draw:text-style-name="P1" draw:layer="layout" svg:x1="6.3cm" svg:y1="20cm" svg:x2="9.5cm" svg:y2="20cm">
          <text:p/>
        </draw:line>
        <draw:line draw:style-name="gr7" draw:text-style-name="P1" draw:layer="layout" svg:x1="9.5cm" svg:y1="20cm" svg:x2="10.2cm" svg:y2="20cm">
          <text:p/>
        </draw:line>
        <draw:line draw:style-name="gr7" draw:text-style-name="P1" draw:layer="layout" svg:x1="12.8cm" svg:y1="16cm" svg:x2="12.8cm" svg:y2="18.4cm">
          <text:p/>
        </draw:line>
        <draw:line draw:style-name="gr7" draw:text-style-name="P1" draw:layer="layout" svg:x1="10.2cm" svg:y1="18.4cm" svg:x2="10.2cm" svg:y2="21.6cm">
          <text:p/>
        </draw:line>
        <draw:custom-shape draw:style-name="gr1" draw:text-style-name="P2" draw:layer="layout" svg:width="3.4cm" svg:height="1cm" svg:x="8.6cm" svg:y="1.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3.4cm" svg:height="1cm" svg:x="8.5cm" svg:y="21.6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" draw:text-style-name="P1" draw:layer="layout" svg:x1="12.8cm" svg:y1="18.4cm" svg:x2="10.2cm" svg:y2="18.4cm">
          <text:p/>
        </draw:line>
        <draw:line draw:style-name="gr7" draw:text-style-name="P5" draw:layer="layout" svg:x1="12.8cm" svg:y1="18.4cm" svg:x2="18.5cm" svg:y2="1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иктория Мхитарян</meta:initial-creator>
    <meta:creation-date>2016-09-26T19:08:12</meta:creation-date>
    <dc:date>2016-09-27T14:32:12</dc:date>
    <dc:creator>Виктория Мхитарян</dc:creator>
    <meta:editing-duration>PT3H55M1S</meta:editing-duration>
    <meta:editing-cycles>8</meta:editing-cycles>
    <meta:generator>OpenOffice/4.1.2$Unix OpenOffice.org_project/412m3$Build-9782</meta:generator>
    <meta:document-statistic meta:object-count="58"/>
  </office:meta>
</office:document-meta>
</file>